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'activité </text:p>
      <text:p text:style-name="P1">de Vincent Ruch</text:p>
      <text:p text:style-name="P1">du 07/05/2012 au 31/05/2012</text:p>
      <text:p text:style-name="P1"/>
      <text:p text:style-name="P1"/>
      <text:p text:style-name="P2">Au cours de ce mois de mai et dans le cadre de la recherche sur Generic System, j'ai participé à la réflexion et à la mise en places des différents points suivants :</text:p>
      <text:p text:style-name="P2"/>
      <text:list xml:id="list68651571" text:style-name="L1">
        <text:list-item>
          <text:p text:style-name="P3">GS My Admin :</text:p>
          <text:list>
            <text:list-item>
              <text:p text:style-name="P3">Réflexion et mise en place des fonctionnalités des types à héritage multiple.</text:p>
            </text:list-item>
            <text:list-item>
              <text:p text:style-name="P3">Élaboration de la représentation du modèle sous forme d’arbres.</text:p>
            </text:list-item>
          </text:list>
        </text:list-item>
        <text:list-item>
          <text:p text:style-name="P3">GS Impl :</text:p>
          <text:list>
            <text:list-item>
              <text:p text:style-name="P3">Recherche et mise en place d'itérateurs qui parcourent (de manière présfixée et postfixée) le modèle de représentation en filtrant les doublons.</text:p>
            </text:list-item>
            <text:list-item>
              <text:p text:style-name="P3">Réflexion sur le desing patter Visitor afin d' isoler le traitement fonctionnel du parcours <text:span text:style-name="T1">du modèle et implémentation de celui-ci.</text:span></text:p>
            </text:list-item>
          </text:list>
        </text:list-item>
        <text:list-item>
          <text:p text:style-name="P3">GS Persistence :</text:p>
          <text:list>
            <text:list-item>
              <text:p text:style-name="P4">Remise a niveau et simplification du module de persistance.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10:04:32</meta:creation-date>
    <dc:date>2012-06-29T12:40:43</dc:date>
    <meta:editing-duration>PT23M18S</meta:editing-duration>
    <meta:editing-cycles>6</meta:editing-cycles>
    <meta:generator>LibreOffice/3.4$Unix LibreOffice_project/340m1$Build-502</meta:generator>
    <meta:document-statistic meta:table-count="0" meta:image-count="0" meta:object-count="0" meta:page-count="1" meta:paragraph-count="12" meta:word-count="134" meta:character-count="762" meta:non-whitespace-character-count="647"/>
  </office:meta>
</office:document-meta>
</file>